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text-properties officeooo:rsid="000e27c0" officeooo:paragraph-rsid="00104c2a"/>
    </style:style>
    <style:style style:name="P8" style:family="paragraph" style:parent-style-name="Azione_20_sistema" style:list-style-name="Numerazione_20_UC">
      <style:text-properties officeooo:rsid="000db710" officeooo:paragraph-rsid="00120bf3"/>
    </style:style>
    <style:style style:name="P9" style:family="paragraph" style:parent-style-name="Table_20_Contents">
      <style:text-properties officeooo:rsid="00158413" officeooo:paragraph-rsid="00158413"/>
    </style:style>
    <style:style style:name="P10" style:family="paragraph" style:parent-style-name="Table_20_Contents">
      <style:text-properties fo:font-style="italic" officeooo:rsid="0011cc2b" officeooo:paragraph-rsid="001623f5" style:font-style-asian="italic" style:font-style-complex="italic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style:style style:name="T11" style:family="text">
      <style:text-properties officeooo:rsid="001623f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Responsabile Scientifico <text:span text:style-name="T11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L'utente accede al sistema e viene riconosciuto come <text:span text:style-name="T10">Responsabile Educativo </text:span><text:span text:style-name="T11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644036" text:style-name="Numerazione_20_UC">
              <text:list-item>
                <text:p text:style-name="P11"><text:span text:style-name="T2">L'utente </text:span><text:s/>accede alla sezione <text:span text:style-name="T10">Programmazione Educativa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622904" text:style-name="L1">
              <text:list-item>
                <text:p text:style-name="P7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9</meta:editing-cycles>
    <meta:generator>LibreOffice/3.6$Windows_x86 LibreOffice_project/da8c1e6-fd468f4-454e206-f42a4a9-143cfd</meta:generator>
    <dc:date>2012-10-21T11:50:53.10</dc:date>
    <meta:document-statistic meta:table-count="1" meta:image-count="0" meta:object-count="0" meta:page-count="1" meta:paragraph-count="17" meta:word-count="91" meta:character-count="622" meta:non-whitespace-character-count="543"/>
  </office:meta>
</office:document-meta>
</file>